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40c98" officeooo:paragraph-rsid="00040c9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45d29" officeooo:paragraph-rsid="00045d2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New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New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Preformatted_20_Text">
      <style:paragraph-properties fo:text-align="justify" style:justify-single-word="false"/>
      <style:text-properties style:text-underline-style="none" fo:font-weight="normal" officeooo:rsid="00040c98" officeooo:paragraph-rsid="00040c98" style:font-weight-asian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54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OS PostgreSQL</text:p>
      <text:p text:style-name="P1"/>
      <text:p text:style-name="P4"/>
      <text:p text:style-name="P1">1) INSERT sintaxis</text:p>
      <text:p text:style-name="P4"/>
      <text:p text:style-name="P4">La sintaxis abreviada de Insert solo es válida si no existe ningún campo serial o sequence.</text:p>
      <text:p text:style-name="P4"/>
      <text:p text:style-name="P10">A) OK</text:p>
      <text:p text:style-name="P9">CREATE TABLE provincias</text:p>
      <text:p text:style-name="P9"><text:s text:c="2"/>(id integer,</text:p>
      <text:p text:style-name="P9"><text:s text:c="3"/>nombreProvincia character varying(30),</text:p>
      <text:p text:style-name="P9"><text:s text:c="3"/>poblacion bigint</text:p>
      <text:p text:style-name="P9"><text:s text:c="2"/>);</text:p>
      <text:p text:style-name="P9"><text:s text:c="4"/></text:p>
      <text:p text:style-name="P9">INSERT INTO provincias</text:p>
      <text:p text:style-name="P9">VALUES (1, 'Barcelona', 150);</text:p>
      <text:p text:style-name="P10"/>
      <text:p text:style-name="P10">B) ERROR</text:p>
      <text:p text:style-name="P9">CREATE TABLE provincias</text:p>
      <text:p text:style-name="P9"><text:s text:c="2"/>(id SERIAL,</text:p>
      <text:p text:style-name="P9"><text:s text:c="3"/>nombreProvincia character varying(30),</text:p>
      <text:p text:style-name="P9"><text:s text:c="3"/>poblacion bigint</text:p>
      <text:p text:style-name="P9"><text:s text:c="2"/>);</text:p>
      <text:p text:style-name="P9"><text:s text:c="4"/></text:p>
      <text:p text:style-name="P9">INSERT INTO provincias</text:p>
      <text:p text:style-name="P7">VALUES ( 'Barcelona', 150);</text:p>
      <text:p text:style-name="P7"/>
      <text:p text:style-name="P8"/>
      <text:p text:style-name="P2">2) ASSERTION y DOMAIN</text:p>
      <text:p text:style-name="P4"/>
      <text:p text:style-name="P4">Existen en el estándar ANSI pero no en PostgreSQL.</text:p>
      <text:p text:style-name="P5">SI <text:span text:style-name="T1">hay</text:span> <text:span text:style-name="T1">domain </text:span>en la <text:span text:style-name="T1">V</text:span> 9.5 <text:s text:c="4"/><text:a xlink:type="simple" xlink:href="https://www.postgresql.org/docs/9.5/static/sql-createdomain.html" text:style-name="Internet_20_link" text:visited-style-name="Visited_20_Internet_20_Link">https://www.postgresql.org/docs/9.5/static/sql-createdomain.html</text:a></text:p>
      <text:p text:style-name="P5"/>
      <text:p text:style-name="P12">CREATE DOMAIN <text:span text:style-name="Teletype">name</text:span> [ AS ] <text:span text:style-name="Teletype">data_type</text:span></text:p>
      <text:p text:style-name="Preformatted_20_Text"><text:s text:c="4"/>[ COLLATE <text:span text:style-name="Teletype">collation</text:span> ]</text:p>
      <text:p text:style-name="Preformatted_20_Text"><text:s text:c="4"/>[ DEFAULT <text:span text:style-name="Teletype">expression</text:span> ]</text:p>
      <text:p text:style-name="Preformatted_20_Text"><text:s text:c="4"/>[ <text:span text:style-name="Teletype">constraint</text:span> [ ... ] ]</text:p>
      <text:p text:style-name="Preformatted_20_Text"/>
      <text:p text:style-name="Preformatted_20_Text">where <text:span text:style-name="Teletype">constraint</text:span> is:</text:p>
      <text:p text:style-name="Preformatted_20_Text"/>
      <text:p text:style-name="Preformatted_20_Text">[ CONSTRAINT <text:span text:style-name="Teletype">constraint_name</text:span> ]</text:p>
      <text:p text:style-name="P13">{ NOT NULL | NULL | CHECK (<text:span text:style-name="Teletype">expression</text:span>) }</text:p>
      <text:p text:style-name="P6">Pero el assertion aún no <text:span text:style-name="T1">está implementado</text:span></text:p>
      <text:p text:style-name="P4"/>
      <text:p text:style-name="P4"/>
      <text:p text:style-name="P2">3) COLLATION y COLLATE</text:p>
      <text:p text:style-name="P4"/>
      <text:p text:style-name="P4">LC_COLLATE: especifica el orden por defecto que tendrán las filas que se ordenan por <text:s/>una columna "string" cuando se especifique un ORDER BY. Por defecto será la de la plantilla. Por ejemplo ¿qué va primero, una mayúscula o una minúscula? </text:p>
      <text:p text:style-name="P4"/>
      <text:p text:style-name="P4">Existe como opción, entre otros en el CREATE TABLE</text:p>
      <text:p text:style-name="P4"/>
      <text:p text:style-name="P1"><text:soft-page-break/>CREATE DATABASE</text:p>
      <text:p text:style-name="P11">CREATE DATABASE db_name</text:p>
      <text:p text:style-name="P11"><text:s/>OWNER = <text:s/>role_name</text:p>
      <text:p text:style-name="P11"><text:s/>TEMPLATE = template</text:p>
      <text:p text:style-name="P11"><text:s/>ENCODING = encoding</text:p>
      <text:p text:style-name="P11"><text:s/>LC_COLLATE = collate</text:p>
      <text:p text:style-name="P11"><text:s/>LC_CTYPE = ctype</text:p>
      <text:p text:style-name="P11"><text:s/>TABLESPACE = tablespace_name</text:p>
      <text:p text:style-name="P4"><text:s/>CONNECTION LIMIT = max_concurrent_connection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én Belén</meta:initial-creator>
    <meta:creation-date>2017-04-06T20:41:32.96</meta:creation-date>
    <dc:date>2017-04-07T11:48:06.301881287</dc:date>
    <meta:editing-duration>PT25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06" meta:character-count="1377" meta:non-whitespace-character-count="1159"/>
  </office:meta>
</office:document-meta>
</file>